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3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"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fo:language="en" fo:country="US" style:text-underline-style="none" style:text-blinking="false" fo:background-color="transparent"/>
    </style:style>
    <style:style style:name="P10" style:family="paragraph" style:parent-style-name="Standard">
      <style:text-properties fo:font-variant="normal" fo:text-transform="none" fo:color="#336633" style:font-name="Calibri" fo:font-size="24pt" fo:language="en" fo:country="US" fo:font-weight="normal" style:font-size-asian="24pt" style:font-weight-asian="normal" style:font-size-complex="24pt" style:font-weight-complex="normal"/>
    </style:style>
    <style:style style:name="P11" style:family="paragraph" style:parent-style-name="Standard">
      <style:text-properties fo:text-transform="uppercase" fo:color="#336633" style:font-name="Calibri" fo:font-size="24pt" fo:language="en" fo:country="US" fo:font-weight="bold" style:font-size-asian="24pt" style:font-weight-asian="bold" style:font-size-complex="24pt" style:font-weight-complex="bold"/>
    </style:style>
    <style:style style:name="P12" style:family="paragraph" style:parent-style-name="Standard">
      <style:text-properties style:font-name="Calibri" fo:font-size="24pt" fo:language="en" fo:country="US" fo:font-weight="bold" style:font-size-asian="24pt" style:font-weight-asian="bold" style:font-size-complex="24pt" style:font-weight-complex="bold"/>
    </style:style>
    <style:style style:name="P13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14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5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16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18" style:family="paragraph" style:parent-style-name="Text_20_body">
      <style:text-properties fo:color="#336633" fo:font-size="14pt" fo:language="en" fo:country="US" style:font-size-asian="14pt" style:font-size-complex="14pt"/>
    </style:style>
    <style:style style:name="P19" style:family="paragraph" style:parent-style-name="Text_20_body">
      <style:text-properties fo:language="en" fo:country="US"/>
    </style:style>
    <style:style style:name="P20" style:family="paragraph" style:parent-style-name="Text_20_body">
      <style:text-properties fo:language="en" fo:country="US" officeooo:rsid="0013e7ff" officeooo:paragraph-rsid="0013e7ff"/>
    </style:style>
    <style:style style:name="P21" style:family="paragraph" style:parent-style-name="Text_20_body">
      <style:text-properties fo:language="en" fo:country="US" officeooo:rsid="001a64c0" officeooo:paragraph-rsid="001a64c0"/>
    </style:style>
    <style:style style:name="P22" style:family="paragraph" style:parent-style-name="Text_20_body">
      <style:text-properties fo:language="en" fo:country="US" officeooo:rsid="001bb3da" officeooo:paragraph-rsid="001bb3da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language="en" fo:country="US" fo:font-style="normal" officeooo:rsid="0015ab54" style:font-style-asian="normal" style:font-style-complex="normal"/>
    </style:style>
    <style:style style:name="P25" style:family="paragraph" style:parent-style-name="Titulo">
      <style:text-properties fo:language="en" fo:country="US"/>
    </style:style>
    <style:style style:name="P26" style:family="paragraph" style:parent-style-name="Titulo">
      <style:text-properties fo:font-variant="normal" fo:text-transform="none" fo:language="en" fo:country="US"/>
    </style:style>
    <style:style style:name="P27" style:family="paragraph" style:parent-style-name="Standard" style:master-page-name="First_20_Page">
      <style:paragraph-properties style:page-number="auto"/>
      <style:text-properties fo:language="en" fo:country="US"/>
    </style:style>
    <style:style style:name="P28" style:family="paragraph" style:parent-style-name="Standard" style:master-page-name="Index">
      <style:paragraph-properties style:page-number="auto"/>
      <style:text-properties fo:language="en" fo:country="US"/>
    </style:style>
    <style:style style:name="P29" style:family="paragraph" style:parent-style-name="Standard" style:master-page-name="Standard">
      <style:paragraph-properties style:page-number="auto"/>
      <style:text-properties fo:language="en" fo:country="US"/>
    </style:style>
    <style:style style:name="P30" style:family="paragraph" style:parent-style-name="Heading_20_1">
      <style:text-properties fo:language="en" fo:country="US"/>
    </style:style>
    <style:style style:name="P31" style:family="paragraph" style:parent-style-name="Heading_20_2">
      <style:text-properties fo:language="en" fo:country="US"/>
    </style:style>
    <style:style style:name="P32" style:family="paragraph" style:parent-style-name="Heading_20_2">
      <style:text-properties fo:language="en" fo:country="US" officeooo:paragraph-rsid="001a64c0"/>
    </style:style>
    <style:style style:name="P33" style:family="paragraph" style:parent-style-name="Heading_20_2">
      <style:text-properties fo:language="en" fo:country="US" fo:font-style="italic" style:font-style-asian="italic" style:font-style-complex="italic"/>
    </style:style>
    <style:style style:name="P34" style:family="paragraph" style:parent-style-name="Text_20_body" style:list-style-name="L1">
      <style:text-properties fo:language="en" fo:country="US"/>
    </style:style>
    <style:style style:name="P35" style:family="paragraph" style:parent-style-name="Text_20_body" style:list-style-name="L2">
      <style:text-properties fo:language="en" fo:country="US"/>
    </style:style>
    <style:style style:name="P36" style:family="paragraph" style:parent-style-name="Text_20_body" style:list-style-name="L3">
      <style:text-properties fo:language="en" fo:country="US"/>
    </style:style>
    <style:style style:name="P37" style:family="paragraph" style:parent-style-name="Text_20_body" style:list-style-name="L4">
      <style:text-properties fo:language="en" fo:country="US"/>
    </style:style>
    <style:style style:name="P38" style:family="paragraph" style:parent-style-name="Text_20_body" style:list-style-name="L2">
      <style:text-properties officeooo:rsid="001a64c0" officeooo:paragraph-rsid="001a64c0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style:font-name="Calibri" fo:font-size="12pt" fo:language="en" fo:country="US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3e7ff" style:font-style-asian="normal" style:font-style-complex="normal"/>
    </style:style>
    <style:style style:name="T10" style:family="text">
      <style:text-properties fo:language="en" fo:country="US"/>
    </style:style>
    <style:style style:name="T11" style:family="text">
      <style:text-properties officeooo:rsid="0018f0c4"/>
    </style:style>
    <style:style style:name="T12" style:family="text">
      <style:text-properties officeooo:rsid="001a64c0"/>
    </style:style>
    <style:style style:name="T13" style:family="text">
      <style:text-properties officeooo:rsid="001d2f6b"/>
    </style:style>
    <style:style style:name="T14" style:family="text">
      <style:text-properties officeooo:rsid="001e20d8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7"/>
          <text:p text:style-name="P7"><text:user-field-get text:name="Modulo">Computer Systems</text:user-field-get></text:p>
          <text:p text:style-name="P7">CFGS DAW</text:p>
        </draw:text-box>
      </draw:frame>
      <text:p text:style-name="P27"/>
      <text:p text:style-name="P8"/>
      <text:p text:style-name="P8"/>
      <text:p text:style-name="P8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8"/>
      <text:p text:style-name="P8"/>
      <text:p text:style-name="P9"><text:bookmark text:name="docs-internal-guid-e8f5d430-faba-53b2-6d04-e9273ed17255"/></text:p>
      <text:p text:style-name="P8"/>
      <text:p text:style-name="P8"/>
      <text:p text:style-name="P8"/>
      <text:p text:style-name="P11"><text:span text:style-name="T11">Unit 10</text:span>.<text:user-field-get text:name="Tema">Linux</text:user-field-get></text:p>
      <text:p text:style-name="P10">Activities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Alfredo Oltra / Sergio Garcia</text:p>
      <text:p text:style-name="P5"><text:a xlink:type="simple" xlink:href="mailto:mail@ceedcv.e" text:style-name="Internet_20_link" text:visited-style-name="Visited_20_Internet_20_Link"><text:span text:style-name="T6">alfredo.oltra@ceedcv.e</text:span></text:a><text:span text:style-name="T5">s</text:span></text:p>
      <text:p text:style-name="P16">201<text:span text:style-name="T14">9</text:span>/20<text:span text:style-name="T14">20</text:span></text:p>
      <text:p text:style-name="P15"><text:tab/><text:tab/><text:tab/><text:tab/><text:tab/><text:tab/><text:tab/><text:tab/><text:tab/><text:tab/>Versión:<text:date style:data-style-name="N104" text:date-value="2019-09-27T12:12:16.395278410">190927</text:date>.<text:time style:data-style-name="N105" text:time-value="2019-09-27T12:12:16.395416711">1211</text:time></text:p>
      <text:p text:style-name="P13"/>
      <text:p text:style-name="P8"/>
      <text:p text:style-name="P28"/>
      <text:p text:style-name="P18">Licencia</text:p>
      <text:p text:style-name="P8"/>
      <text:p text:style-name="P17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4"/>
      <text:p text:style-name="P14"><text:s/></text:p>
      <text:p text:style-name="P18">Nomenclatura</text:p>
      <text:p text:style-name="P19"/>
      <text:p text:style-name="P19">A lo largo de este tema se utilizarán distintos símbolos para distinguir elementos importantes dentro del contenido. Estos símbolos son:</text:p>
      <text:p text:style-name="P19"/>
      <text:p text:style-name="P23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19"/>
      <text:p text:style-name="P23"><text:span text:style-name="T3"> </text:span>Atención. Hace referencia a un tipo de actividad donde los alumnos suelen cometer equivocaciones. </text:p>
      <text:p text:style-name="P23"/>
      <text:p text:style-name="P23"/>
      <text:h text:style-name="P30" text:outline-level="1" text:is-list-header="true"/>
      <text:p text:style-name="P8"/>
      <text:p text:style-name="P8"/>
      <text:p text:style-name="P8"/>
      <text:p text:style-name="P29"/>
      <text:p text:style-name="P25">UD<text:user-field-get text:name="NumeroTema">10</text:user-field-get>. <text:user-field-get text:name="Tema">Linux</text:user-field-get></text:p>
      <text:p text:style-name="P26">Activities</text:p>
      <text:h text:style-name="P31" text:outline-level="2">Activity 1</text:h>
      <text:p text:style-name="P19">Installation of Lubuntu in a virtual machine</text:p>
      <text:list xml:id="list839891611" text:style-name="L1">
        <text:list-item>
          <text:p text:style-name="P34">Install Lubuntu in a Virtual Box Machine but using two hard disks, sda (10 GB) and sdb (5GB). </text:p>
        </text:list-item>
        <text:list-item>
          <text:p text:style-name="P34">Create the following partitions: </text:p>
          <text:list>
            <text:list-item>
              <text:p text:style-name="P34">/ in <text:span text:style-name="T7">sda</text:span>, size 7 GB, <text:s/></text:p>
            </text:list-item>
            <text:list-item>
              <text:p text:style-name="P34">swapping <text:s/>in <text:span text:style-name="T7">sda</text:span> </text:p>
            </text:list-item>
            <text:list-item>
              <text:p text:style-name="P34">/home in <text:span text:style-name="T7">sda</text:span>, size: the rest of hard disk</text:p>
            </text:list-item>
            <text:list-item>
              <text:p text:style-name="P34">/var in <text:span text:style-name="T7">sdb</text:span>, size: 2.5 GB</text:p>
            </text:list-item>
          </text:list>
        </text:list-item>
        <text:list-item>
          <text:p text:style-name="P34">Create a user with login as the first letter of your name plus your surname</text:p>
        </text:list-item>
      </text:list>
      <text:p text:style-name="P20">Share if you success or your doubts in a forum.</text:p>
      <text:h text:style-name="P32" text:outline-level="2">Activity <text:span text:style-name="T12">2</text:span></text:h>
      <text:p text:style-name="P21">Using Docker, create two containers: <text:s/><text:span text:style-name="T13">o</text:span>ne based on last Ubuntu image and other based in CEEDCV Si Image <text:a xlink:type="simple" xlink:href="https://hub.docker.com/r/sergarb1/si-ceedcv-ubuntu-novnc" text:style-name="Internet_20_link" text:visited-style-name="Visited_20_Internet_20_Link">https://hub.docker.com/r/sergarb1/si-ceedcv-ubuntu-novnc</text:a></text:p>
      <text:p text:style-name="P22"><text:span text:style-name="T4">Tip</text:span>: In CEEDCV Docker machine you can use GUI connecting with your navigator to their NoVNC remote admin server.</text:p>
      <text:h text:style-name="P31" text:outline-level="2">Activity <text:span text:style-name="T12">3</text:span></text:h>
      <text:p text:style-name="P19">Installation of applications:</text:p>
      <text:list xml:id="list1791883886" text:style-name="L2">
        <text:list-item>
          <text:p text:style-name="P35">Using the <text:span text:style-name="T4">terminal,</text:span> install:</text:p>
          <text:list>
            <text:list-item>
              <text:p text:style-name="P35">vlc</text:p>
            </text:list-item>
          </text:list>
        </text:list-item>
        <text:list-item>
          <text:p text:style-name="P35">Using <text:span text:style-name="T4">synpatic,</text:span> install:</text:p>
          <text:list>
            <text:list-item>
              <text:p text:style-name="P35">chromium</text:p>
            </text:list-item>
          </text:list>
        </text:list-item>
        <text:list-item>
          <text:p text:style-name="P35">Using the <text:span text:style-name="T4">package</text:span>, install</text:p>
          <text:list>
            <text:list-item>
              <text:p text:style-name="P38"><text:span text:style-name="T10">Visual Studio Code </text:span><text:a xlink:type="simple" xlink:href="https://code.visualstudio.com/" text:style-name="Internet_20_link" text:visited-style-name="Visited_20_Internet_20_Link"><text:span text:style-name="T10">https://code.visualstudio.com/</text:span></text:a></text:p>
            </text:list-item>
          </text:list>
        </text:list-item>
      </text:list>
      <text:h text:style-name="P31" text:outline-level="2">Activity <text:span text:style-name="T12">4</text:span></text:h>
      <text:list xml:id="list3382820800" text:style-name="L3">
        <text:list-item>
          <text:p text:style-name="P36">Create in your home a file text called <text:span text:style-name="T7">MyFirstLinuxFile</text:span>.txt. Open it and write the text <text:span text:style-name="T7">I Like Linux</text:span>.</text:p>
        </text:list-item>
        <text:list-item>
          <text:p text:style-name="P36">Create in your home a file text called m<text:span text:style-name="T7">yFirstLinuxFile</text:span>.txt. Open it and write the text <text:span text:style-name="T7">Wow Linux is case sensitive.</text:span></text:p>
        </text:list-item>
      </text:list>
      <text:h text:style-name="P33" text:outline-level="2"><text:soft-page-break/>Activity <text:span text:style-name="T12">5</text:span></text:h>
      <text:list xml:id="list3492577036" text:style-name="L4">
        <text:list-item>
          <text:p text:style-name="P37"><text:span text:style-name="T8">Read about</text:span><text:span text:style-name="T7"> General Public License, Apache License and BSD License </text:span><text:span text:style-name="T8">and explain what are the main differences </text:span><text:span text:style-name="T9">in forum.</text:span></text:p>
        </text:list-item>
      </text:list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4H44M52S</meta:editing-duration>
    <meta:editing-cycles>27</meta:editing-cycles>
    <meta:generator>LibreOffice/6.3.1.2$Linux_X86_64 LibreOffice_project/30$Build-2</meta:generator>
    <dc:title>Plantilla CEED</dc:title>
    <meta:initial-creator>Alfredo Oltra Orengo</meta:initial-creator>
    <dc:date>2019-09-27T12:12:04.897066976</dc:date>
    <meta:document-statistic meta:table-count="0" meta:image-count="2" meta:object-count="0" meta:page-count="4" meta:paragraph-count="46" meta:word-count="376" meta:character-count="2284" meta:non-whitespace-character-count="1937"/>
  </office:meta>
</office:document-meta>
</file>